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4" style:family="paragraph"/>
    <style:style style:name="T5" style:parent-style-name="Fuentedepárrafopredeter." style:family="text">
      <style:text-properties fo:font-weight="bold" style:font-weight-asian="bold" style:font-weight-complex="bold"/>
    </style:style>
    <style:style style:name="P6" style:parent-style-name="Normal" style:list-style-name="LFO4" style:family="paragraph"/>
    <style:style style:name="P7" style:parent-style-name="Normal" style:list-style-name="LFO4" style:family="paragraph"/>
    <style:style style:name="P8" style:parent-style-name="Normal" style:list-style-name="LFO4" style:family="paragraph"/>
    <style:style style:name="T9" style:parent-style-name="Fuentedepárrafopredeter." style:family="text">
      <style:text-properties fo:font-weight="bold" style:font-weight-asian="bold" style:font-weight-complex="bold"/>
    </style:style>
    <style:style style:name="P10" style:parent-style-name="Normal" style:list-style-name="LFO4" style:family="paragraph"/>
    <style:style style:name="P11" style:parent-style-name="Normal" style:list-style-name="LFO4" style:family="paragraph"/>
    <style:style style:name="P12" style:parent-style-name="Normal" style:list-style-name="LFO4" style:family="paragraph"/>
    <style:style style:name="T13" style:parent-style-name="Fuentedepárrafopredeter." style:family="text">
      <style:text-properties fo:font-weight="bold" style:font-weight-asian="bold" style:font-weight-complex="bold"/>
    </style:style>
    <style:style style:name="P14" style:parent-style-name="Normal" style:list-style-name="LFO4" style:family="paragraph"/>
    <style:style style:name="P15" style:parent-style-name="Normal" style:list-style-name="LFO4" style:family="paragraph"/>
    <style:style style:name="P16" style:parent-style-name="Normal" style:family="paragraph">
      <style:text-properties fo:font-weight="bold" style:font-weight-asian="bold" style:font-weight-complex="bold"/>
    </style:style>
    <style:style style:name="P17" style:parent-style-name="Normal" style:list-style-name="LFO5" style:family="paragraph"/>
    <style:style style:name="P18" style:parent-style-name="Normal" style:list-style-name="LFO5" style:family="paragraph"/>
    <style:style style:name="P19" style:parent-style-name="Normal" style:list-style-name="LFO5" style:family="paragraph"/>
    <style:style style:name="P20" style:parent-style-name="Normal" style:list-style-name="LFO5" style:family="paragraph"/>
    <style:style style:name="P21" style:parent-style-name="Normal" style:family="paragraph">
      <style:text-properties fo:font-weight="bold" style:font-weight-asian="bold" style:font-weight-complex="bold"/>
    </style:style>
    <style:style style:name="P22" style:parent-style-name="Párrafodelista" style:list-style-name="LFO6" style:family="paragraph"/>
    <style:style style:name="T23" style:parent-style-name="Fuentedepárrafopredeter." style:family="text">
      <style:text-properties fo:font-weight="bold" style:font-weight-asian="bold" style:font-weight-complex="bold"/>
    </style:style>
    <style:style style:name="P24" style:parent-style-name="Normal" style:family="paragraph">
      <style:paragraph-properties fo:margin-left="0.7875in">
        <style:tab-stops/>
      </style:paragraph-properties>
    </style:style>
    <style:style style:name="P25" style:parent-style-name="Normal" style:family="paragraph">
      <style:paragraph-properties fo:margin-left="0.7875in">
        <style:tab-stops/>
      </style:paragraph-properties>
    </style:style>
    <style:style style:name="P26" style:parent-style-name="Párrafodelista" style:list-style-name="LFO6" style:family="paragraph"/>
    <style:style style:name="T27" style:parent-style-name="Fuentedepárrafopredeter." style:family="text">
      <style:text-properties fo:font-weight="bold" style:font-weight-asian="bold" style:font-weight-complex="bold"/>
    </style:style>
    <style:style style:name="P28" style:parent-style-name="Párrafodelista" style:family="paragraph">
      <style:paragraph-properties fo:margin-left="0.7875in">
        <style:tab-stops/>
      </style:paragraph-properties>
    </style:style>
    <style:style style:name="P29" style:parent-style-name="Párrafodelista" style:family="paragraph">
      <style:paragraph-properties fo:margin-left="0.7875in">
        <style:tab-stops/>
      </style:paragraph-properties>
    </style:style>
    <style:style style:name="P30" style:parent-style-name="Párrafodelista" style:list-style-name="LFO6" style:family="paragraph"/>
    <style:style style:name="T31" style:parent-style-name="Fuentedepárrafopredeter." style:family="text">
      <style:text-properties fo:font-weight="bold" style:font-weight-asian="bold" style:font-weight-complex="bold"/>
    </style:style>
    <style:style style:name="P32" style:parent-style-name="Párrafodelista" style:family="paragraph">
      <style:paragraph-properties fo:margin-left="0.7875in">
        <style:tab-stops/>
      </style:paragraph-properties>
    </style:style>
    <style:style style:name="P33" style:parent-style-name="Párrafodelista" style:family="paragraph">
      <style:paragraph-properties fo:margin-left="0.7875in">
        <style:tab-stops/>
      </style:paragraph-properties>
    </style:style>
    <style:style style:name="P34" style:parent-style-name="Párrafodelista" style:list-style-name="LFO6" style:family="paragraph"/>
    <style:style style:name="T35" style:parent-style-name="Fuentedepárrafopredeter." style:family="text">
      <style:text-properties fo:font-weight="bold" style:font-weight-asian="bold" style:font-weight-complex="bold"/>
    </style:style>
    <style:style style:name="T36" style:parent-style-name="Fuentedepárrafopredeter." style:family="text">
      <style:text-properties fo:font-weight="bold" style:font-weight-asian="bold" style:font-weight-complex="bold"/>
    </style:style>
    <style:style style:name="P37" style:parent-style-name="Párrafodelista" style:family="paragraph">
      <style:paragraph-properties fo:margin-left="0.7875in">
        <style:tab-stops/>
      </style:paragraph-properties>
    </style:style>
    <style:style style:name="T38" style:parent-style-name="Fuentedepárrafopredeter." style:family="text">
      <style:text-properties fo:font-weight="bold" style:font-weight-asian="bold" style:font-weight-complex="bold"/>
    </style:style>
    <style:style style:name="P39" style:parent-style-name="Párrafodelista" style:family="paragraph">
      <style:paragraph-properties fo:margin-left="0.7875in">
        <style:tab-stops/>
      </style:paragraph-properties>
    </style:style>
    <style:style style:name="T40" style:parent-style-name="Fuentedepárrafopredeter." style:family="text">
      <style:text-properties fo:font-weight="bold" style:font-weight-asian="bold" style:font-weight-complex="bold"/>
    </style:style>
    <style:style style:name="P41" style:parent-style-name="Párrafodelista" style:list-style-name="LFO6" style:family="paragraph"/>
    <style:style style:name="T42" style:parent-style-name="Fuentedepárrafopredeter." style:family="text">
      <style:text-properties fo:font-weight="bold" style:font-weight-asian="bold" style:font-weight-complex="bold"/>
    </style:style>
    <style:style style:name="P43" style:parent-style-name="Párrafodelista" style:family="paragraph">
      <style:paragraph-properties fo:margin-left="0.7875in">
        <style:tab-stops/>
      </style:paragraph-properties>
    </style:style>
    <style:style style:name="T44" style:parent-style-name="Fuentedepárrafopredeter." style:family="text">
      <style:text-properties fo:font-weight="bold" style:font-weight-asian="bold" style:font-weight-complex="bold"/>
    </style:style>
    <style:style style:name="P45" style:parent-style-name="Párrafodelista" style:family="paragraph">
      <style:paragraph-properties fo:margin-left="0.7875in">
        <style:tab-stops/>
      </style:paragraph-properties>
    </style:style>
    <style:style style:name="T46" style:parent-style-name="Fuentedepárrafopredeter." style:family="text">
      <style:text-properties fo:font-weight="bold" style:font-weight-asian="bold" style:font-weight-complex="bold"/>
    </style:style>
    <style:style style:name="P47" style:parent-style-name="Párrafodelista" style:list-style-name="LFO6" style:family="paragraph"/>
    <style:style style:name="T48" style:parent-style-name="Fuentedepárrafopredeter." style:family="text">
      <style:text-properties fo:font-weight="bold" style:font-weight-asian="bold" style:font-weight-complex="bold"/>
    </style:style>
    <style:style style:name="P49" style:parent-style-name="Párrafodelista" style:family="paragraph">
      <style:paragraph-properties fo:margin-left="0.7875in">
        <style:tab-stops/>
      </style:paragraph-properties>
    </style:style>
    <style:style style:name="P50" style:parent-style-name="Párrafodelista" style:family="paragraph">
      <style:paragraph-properties fo:margin-left="0.7875in">
        <style:tab-stops/>
      </style:paragraph-properties>
    </style:style>
    <style:style style:name="P51" style:parent-style-name="Párrafodelista" style:list-style-name="LFO6" style:family="paragraph"/>
    <style:style style:name="T52" style:parent-style-name="Fuentedepárrafopredeter." style:family="text">
      <style:text-properties fo:font-weight="bold" style:font-weight-asian="bold" style:font-weight-complex="bold"/>
    </style:style>
    <style:style style:name="T53" style:parent-style-name="Fuentedepárrafopredeter." style:family="text">
      <style:text-properties fo:font-weight="bold" style:font-weight-asian="bold" style:font-weight-complex="bold"/>
    </style:style>
    <style:style style:name="P54" style:parent-style-name="Párrafodelista" style:family="paragraph">
      <style:paragraph-properties fo:margin-left="0.7875in">
        <style:tab-stops/>
      </style:paragraph-properties>
    </style:style>
    <style:style style:name="P55" style:parent-style-name="Párrafodelista" style:family="paragraph">
      <style:paragraph-properties fo:margin-left="0.7875in">
        <style:tab-stops/>
      </style:paragraph-properties>
    </style:style>
    <style:style style:name="P56" style:parent-style-name="Párrafodelista" style:family="paragraph">
      <style:paragraph-properties fo:margin-left="0.7875in">
        <style:tab-stops/>
      </style:paragraph-properties>
    </style:style>
    <style:style style:name="P57" style:parent-style-name="Párrafodelista" style:list-style-name="LFO6" style:family="paragraph"/>
    <style:style style:name="P58" style:parent-style-name="Párrafodelista" style:family="paragraph">
      <style:paragraph-properties fo:margin-left="0.7875in">
        <style:tab-stops/>
      </style:paragraph-properties>
    </style:style>
    <style:style style:name="P59" style:parent-style-name="Párrafodelista" style:family="paragraph">
      <style:paragraph-properties fo:margin-left="0.7875in">
        <style:tab-stops/>
      </style:paragraph-properties>
    </style:style>
    <style:style style:name="P60" style:parent-style-name="Párrafodelista" style:family="paragraph">
      <style:paragraph-properties fo:margin-left="0.7875in">
        <style:tab-stops/>
      </style:paragraph-properties>
    </style:style>
    <style:style style:name="P61" style:parent-style-name="Sinespaciado" style:family="paragraph">
      <style:paragraph-properties fo:text-align="justify"/>
      <style:text-properties style:font-name="Times New Roman" style:font-name-complex="Times New Roman"/>
    </style:style>
    <style:style style:name="P62" style:parent-style-name="Sinespaciado" style:family="paragraph">
      <style:paragraph-properties fo:text-align="justify"/>
      <style:text-properties style:font-name="Times New Roman" style:font-name-complex="Times New Roman" fo:font-weight="bold" style:font-weight-asian="bold" style:font-weight-complex="bold"/>
    </style:style>
    <style:style style:name="P63" style:parent-style-name="Sinespaciado" style:family="paragraph">
      <style:paragraph-properties fo:text-align="justify"/>
      <style:text-properties style:font-name="Times New Roman" style:font-name-complex="Times New Roman"/>
    </style:style>
    <style:style style:name="T64" style:parent-style-name="Fuentedepárrafopredeter." style:family="text">
      <style:text-properties fo:font-style="italic" style:font-style-asian="italic" style:font-style-complex="italic"/>
    </style:style>
    <style:style style:name="T65" style:parent-style-name="Fuentedepárrafopredeter." style:family="text">
      <style:text-properties fo:font-style="italic" style:font-style-asian="italic" style:font-style-complex="italic"/>
    </style:style>
    <style:style style:name="T66" style:parent-style-name="Fuentedepárrafopredeter." style:family="text">
      <style:text-properties fo:font-style="italic" style:font-style-asian="italic" style:font-style-complex="italic"/>
    </style:style>
    <style:style style:name="T67" style:parent-style-name="Fuentedepárrafopredeter." style:family="text">
      <style:text-properties fo:font-style="italic" style:font-style-asian="italic" style:font-style-complex="italic"/>
    </style:style>
    <style:style style:name="T68" style:parent-style-name="Hipervínculo" style:family="text">
      <style:text-properties style:font-name-complex="Times New Roman"/>
    </style:style>
    <style:style style:name="T69" style:parent-style-name="Hipervínculo" style:family="text">
      <style:text-properties style:font-name-complex="Times New Roman"/>
    </style:style>
    <style:style style:name="T70" style:parent-style-name="Hipervínculo" style:family="text">
      <style:text-properties style:font-name-complex="Times New Roman"/>
    </style:style>
    <style:style style:name="T71" style:parent-style-name="Fuentedepárrafopredeter." style:family="text">
      <style:text-properties fo:font-style="italic" style:font-style-asian="italic" style:font-style-complex="italic"/>
    </style:style>
    <style:style style:name="T72" style:parent-style-name="Fuentedepárrafopredeter." style:family="text">
      <style:text-properties fo:font-style="italic" style:font-style-asian="italic" style:font-style-complex="italic"/>
    </style:style>
    <style:style style:name="T73" style:parent-style-name="Fuentedepárrafopredeter." style:family="text">
      <style:text-properties fo:font-style="italic" style:font-style-asian="italic" style:font-style-complex="italic"/>
    </style:style>
    <style:style style:name="T74" style:parent-style-name="Fuentedepárrafopredeter." style:family="text">
      <style:text-properties fo:font-style="italic" style:font-style-asian="italic" style:font-style-complex="italic"/>
    </style:style>
    <style:style style:name="T75" style:parent-style-name="Fuentedepárrafopredeter." style:family="text">
      <style:text-properties fo:font-style="italic" style:font-style-asian="italic" style:font-style-complex="italic"/>
    </style:style>
    <style:style style:name="T76" style:parent-style-name="Fuentedepárrafopredeter." style:family="text">
      <style:text-properties fo:font-style="italic" style:font-style-asian="italic" style:font-style-complex="italic"/>
    </style:style>
    <style:style style:name="T77" style:parent-style-name="Hipervínculo" style:family="text">
      <style:text-properties style:font-name-complex="Times New Roman"/>
    </style:style>
    <style:style style:name="T78" style:parent-style-name="Fuentedepárrafopredeter." style:family="text">
      <style:text-properties style:font-name-complex="Times New Roman"/>
    </style:style>
    <style:style style:name="T79" style:parent-style-name="Fuentedepárrafopredeter." style:family="text">
      <style:text-properties style:font-name-complex="Times New Roman"/>
    </style:style>
    <style:style style:name="T80" style:parent-style-name="Fuentedepárrafopredeter." style:family="text">
      <style:text-properties style:font-name-complex="Times New Roman" fo:font-style="italic" style:font-style-asian="italic" style:font-style-complex="italic"/>
    </style:style>
    <style:style style:name="T81" style:parent-style-name="Fuentedepárrafopredeter." style:family="text">
      <style:text-properties style:font-name-complex="Times New Roman" fo:font-style="italic" style:font-style-asian="italic" style:font-style-complex="italic"/>
    </style:style>
    <style:style style:name="T82" style:parent-style-name="Hipervínculo" style:family="text">
      <style:text-properties style:font-name-complex="Times New Roman"/>
    </style:style>
    <style:style style:name="T83" style:parent-style-name="Hipervínculo" style:family="text">
      <style:text-properties style:font-name-complex="Times New Roman"/>
    </style:style>
    <style:style style:name="T84" style:parent-style-name="Hipervínculo" style:family="text">
      <style:text-properties style:font-name-complex="Times New Roman"/>
    </style:style>
    <style:style style:name="P85" style:parent-style-name="Normal" style:family="paragraph">
      <style:text-properties style:font-name-complex="Times New Roman"/>
    </style:style>
  </office:automatic-styles>
  <office:body>
    <office:text text:use-soft-page-breaks="true">
      <text:p text:style-name="P1">Contexto educativo: Bachillerato en Andalucía y el problema del fracaso escolar</text:p>
      <text:p text:style-name="Normal">El fracaso escolar en Bachillerato no siempre se relaciona con la falta de capacidad del alumnado, sino con factores como la desmotivación, la mala gestión del tiempo y la ausencia de métodos de estudio eficaces. En Andalucía, aunque la tasa de abandono escolar temprano se ha reducido hasta el 15,54 % en 2024, sigue siendo una de las más altas de España (Junta de Andalucía, 2024).</text:p>
      <text:p text:style-name="Normal">Según un estudio publicado por el diario ABC (2024), el fracaso escolar genera en Andalucía un sobrecoste estimado de 1.067 millones de euros anuales, debido al impacto en la productividad, el empleo y la inversión educativa. La Fundación Sociedad y Educación (2024) señala que, aunque hay avances, el reto sigue siendo garantizar la permanencia del alumnado en etapas postobligatorias como el Bachillerato, donde la presión académica y la falta de estrategias personales de estudio son factores determinantes en el abandono.</text:p>
      <text:p text:style-name="Normal">En el curso 2022/2023, el total de alumnos matriculados en Bachillerato (excluyendo las enseñanzas de adultos y a distancia) fue de 120.595, incluyendo centros públicos, privados-concertados y privados no concertados (Junta de Andalucía, 2023, tabla 3). En el curso 2023/2024, la cifra aumentó a 122.441 alumnos (Junta de Andalucía, 2024, tabla 3).</text:p>
      <text:p text:style-name="Normal">Diversos estudios y artículos recientes (Harvard, UNIR, El País, La Razón) destacan que los estudiantes que aplican métodos activos —como Pomodoro, mapas mentales, técnica Feynman o flashcards— mejoran su comprensión y retención frente a técnicas pasivas como la relectura o el subrayado. La aplicación propuesta busca reducir este problema, ayudando a los estudiantes a organizar su tiempo y descubrir el método de estudio que mejor se adapte a su perfil, fomentando la autonomía, la planificación y la mejora del rendimiento académico.</text:p>
      <text:p text:style-name="Normal"/>
      <text:p text:style-name="P2">ODS 4: Educación de Calidad y su relación con Bachillerato</text:p>
      <text:p text:style-name="Normal">El Objetivo de Desarrollo Sostenible 4 (ODS 4) busca garantizar una educación inclusiva, equitativa y de calidad, promoviendo oportunidades de aprendizaje durante toda la vida. Para estudiantes de Bachillerato, este objetivo es clave, ya que se trata de una etapa crítica en la consolidación de competencias académicas y personales.</text:p>
      <text:p text:style-name="P3">Metas del ODS 4 aplicables a Bachillerato</text:p>
      <text:list text:style-name="LFO4" text:continue-numbering="true">
        <text:list-item>
          <text:p text:style-name="P4"><text:span text:style-name="T5">Meta 4.1: Acceso y finalización de la educación secundaria</text:span></text:p>
          <text:list text:continue-numbering="true">
            <text:list-item>
              <text:p text:style-name="P6">Garantizar que todos los jóvenes completen la educación secundaria con resultados de aprendizaje eficaces.</text:p>
            </text:list-item>
            <text:list-item>
              <text:p text:style-name="P7">La aplicación propuesta apoya a los alumnos para finalizar el Bachillerato con éxito, proporcionando herramientas para planificar tareas, exámenes y gestionar el tiempo de manera efectiva.</text:p>
            </text:list-item>
          </text:list>
        </text:list-item>
        <text:list-item>
          <text:p text:style-name="P8"><text:span text:style-name="T9">Meta 4.4: Habilidades y competencias</text:span></text:p>
          <text:list text:continue-numbering="true">
            <text:list-item>
              <text:p text:style-name="P10">Aumentar el número de jóvenes con competencias técnicas, cognitivas y socioemocionales necesarias para continuar la educación o integrarse al mercado laboral.</text:p>
            </text:list-item>
            <text:list-item>
              <text:p text:style-name="P11">La identificación de métodos de estudio personalizados permite desarrollar habilidades cognitivas y metacognitivas, promoviendo un aprendizaje más eficiente y autónomo.</text:p>
            </text:list-item>
          </text:list>
        </text:list-item>
        <text:list-item>
          <text:p text:style-name="P12"><text:span text:style-name="T13">Meta 4.7: Educación para la vida y el desarrollo sostenible</text:span></text:p>
          <text:list text:continue-numbering="true">
            <text:list-item>
              <text:p text:style-name="P14">Promover habilidades, valores y estrategias que favorezcan el desarrollo personal, social y académico.</text:p>
            </text:list-item>
            <text:list-item>
              <text:p text:style-name="P15">La aplicación fomenta hábitos de planificación, autorregulación y autoconocimiento, competencias fundamentales para la vida académica y profesional.</text:p>
            </text:list-item>
          </text:list>
        </text:list-item>
      </text:list>
      <text:p text:style-name="P16">Impacto esperado en el contexto de Bachillerato</text:p>
      <text:list text:style-name="LFO5" text:continue-numbering="true">
        <text:list-item>
          <text:p text:style-name="P17">Reducir el fracaso escolar y el abandono escolar temprano mediante apoyo personalizado.</text:p>
        </text:list-item>
        <text:list-item>
          <text:p text:style-name="P18">Mejorar la autonomía y la motivación del alumnado, permitiendo que desarrollen su propio ritmo de aprendizaje.</text:p>
        </text:list-item>
        <text:list-item>
          <text:p text:style-name="P19">Facilitar la aplicación de técnicas de estudio efectivas, mejorando comprensión, retención y rendimiento académico.</text:p>
        </text:list-item>
        <text:list-item>
          <text:p text:style-name="P20">Contribuir a una educación inclusiva y de calidad, asegurando que todos los estudiantes puedan acceder a estrategias de aprendizaje adaptadas a sus necesidades.</text:p>
        </text:list-item>
      </text:list>
      <text:p text:style-name="P21">Competencias directas</text:p>
      <text:list text:style-name="LFO6" text:continue-numbering="true">
        <text:list-item>
          <text:p text:style-name="P22"><text:span text:style-name="T23">MyStudyLife:</text:span><text:s/>Es una aplicación de planificación estudiantil que permite al alumnado gestionar horario/clases, tareas, exámenes, y utiliza recordatorios inteligentes.<text:s/>Soporta temporizador tipo Pomodoro para estudiar con foco.</text:p>
        </text:list-item>
      </text:list>
      <text:p text:style-name="P24">-Coincidencias:<text:s/>planificación del tiempo, gestión de tareas/exámenes, enfoque en la organización del estudiante.</text:p>
      <text:p text:style-name="P25">-Diferencias:<text:s/>no incluye<text:s/>la opción de identificar cual es el mejor método de estudio para el estudiante según su perfil y la asignatura ni una<text:s/>guía sobre<text:s/>cómo llevar a cabo dichos<text:s/>métodos de estudio personalizados.<text:s/></text:p>
      <text:list text:style-name="LFO6" text:continue-numbering="true">
        <text:list-item>
          <text:p text:style-name="P26"><text:span text:style-name="T27">Brainscape</text:span>: App basada en flashcards con algoritmo de repetición espaciada (spaced repetition) para retención de conocimiento, que permite crear/importar flashcards, organizar materias y estudiar de manera activa.</text:p>
        </text:list-item>
      </text:list>
      <text:soft-page-break/>
      <text:p text:style-name="P28">-Coincidencias:<text:s/>Método de estudio activo (flashcards), mejora de retención, personalización del aprendizaje.</text:p>
      <text:p text:style-name="P29">-Diferencias:<text:s/>Solamente trabaja un método de estudio, no hace un test para que el estudiante sepa si este método de estudio se adapta él, ni gestiona el calendario o el tiempo de estudio; se centra únicamente en la memorización y revisión de contenidos.</text:p>
      <text:p text:style-name="Normal"/>
      <text:list text:style-name="LFO6" text:continue-numbering="true">
        <text:list-item>
          <text:p text:style-name="P30"><text:span text:style-name="T31">Studeam:</text:span><text:s/>Está<text:s/>centrado en gestionar las tareas de estudio para estudiantes de secundaria/universidad, con planificación automática, avisos cuando falta tiempo para completar tareas, y ayuda para estructurar la jornada de estudio.</text:p>
        </text:list-item>
      </text:list>
      <text:p text:style-name="P32">-Coincidencias:<text:s/>Organización del tiempo de estudio<text:s/>y<text:s/>planificación personalizada.</text:p>
      <text:p text:style-name="P33">-Diferencias:<text:s/>no ofrece recomendaciones sobre métodos de estudio ni adaptación a estilos de aprendizaje individuales; carece de seguimiento de técnicas de estudio activas como Pomodoro o mapas mentales.</text:p>
      <text:list text:style-name="LFO6" text:continue-numbering="true">
        <text:list-item>
          <text:p text:style-name="P34"><text:span text:style-name="T35">StudySmarter</text:span><text:span text:style-name="T36">:</text:span><text:s/>ofrece muchos recursos de estudio, como tarjetas de aprendizaje, exámenes simulados y un calendario de planificación de tareas.</text:p>
        </text:list-item>
      </text:list>
      <text:p text:style-name="P37"><text:span text:style-name="T38">-</text:span>Coincidencias: planificación del tiempo, gestión de tareas/exámenes, técnicas de estudio activas como flashcards.</text:p>
      <text:p text:style-name="P39"><text:span text:style-name="T40">-</text:span>Diferencias:<text:s/>no adapta los métodos de estudio según el estilo del alumno ni combina la gestión del tiempo con técnicas personalizadas de aprendizaje; tampoco ofrece una guía paso a paso para aplicar los métodos de manera óptima.</text:p>
      <text:list text:style-name="LFO6" text:continue-numbering="true">
        <text:list-item>
          <text:p text:style-name="P41"><text:span text:style-name="T42">Schoolify</text:span><text:s/>permite organizar horarios, gestionar tareas y recibir notificaciones de plazos y exámenes.</text:p>
        </text:list-item>
      </text:list>
      <text:p text:style-name="P43"><text:span text:style-name="T44">-</text:span>Coincidencias: organización del tiempo, planificación de tareas, recordatorios inteligentes.</text:p>
      <text:p text:style-name="P45"><text:span text:style-name="T46">-</text:span>Diferencias:<text:s/>carece de personalización según estilo de aprendizaje y no incorpora métodos de estudio activos como mapas mentales o Pomodoro.</text:p>
      <text:list text:style-name="LFO6" text:continue-numbering="true">
        <text:list-item>
          <text:p text:style-name="P47"><text:span text:style-name="T48">Easy Study</text:span>: Permite al estudiante crear un plan de estudio personalizado introduciendo las asignaturas y frecuencia semanal, genera automáticamente una programación, incluye historial de horas de estudio y notificaciones.</text:p>
        </text:list-item>
      </text:list>
      <text:p text:style-name="P49">-Coincidencias: planificación del tiempo de estudio, gestión de asignaturas/actividades diarias.</text:p>
      <text:p text:style-name="P50">-Diferencias: no evalúa el estilo de aprendizaje del estudiante ni sugiere métodos de estudio adaptados al<text:s/>perfil o asignatura; no ofrece guía sobre cómo aplicar distintos métodos.</text:p>
      <text:list text:style-name="LFO6" text:continue-numbering="true">
        <text:list-item>
          <text:p text:style-name="P51"><text:span text:style-name="T52">Knowunity</text:span><text:span text:style-name="T53">:</text:span><text:s/>Comunidad de estudio con IA para estudiantes de entre 11 y 18 años, que ofrece apuntes, resúmenes, flashcards, quizzes y un escáner de preguntas.</text:p>
        </text:list-item>
      </text:list>
      <text:p text:style-name="P54">-Coincidencias: ofrece materiales de apoyo, técnicas de estudio activas (flashcards, quizzes), personalización del aprendizaje.</text:p>
      <text:soft-page-break/>
      <text:p text:style-name="P55">-Diferencias: no se centra principalmente en la planificación del tiempo ni en la gestión de tareas/exámenes con calendario; no integra explícitamente la selección del método de estudio según perfil del alumno como eje central.</text:p>
      <text:p text:style-name="P56"/>
      <text:list text:style-name="LFO6" text:continue-numbering="true">
        <text:list-item>
          <text:p text:style-name="P57">AnkiDroid Flashcards: App<text:s/>que permite crear mazos de tarjetas (flashcards) y utiliza el sistema de repetición espaciada (spaced repetition) para mejorar la memorización.</text:p>
        </text:list-item>
      </text:list>
      <text:p text:style-name="P58">-Coincidencias:<text:s/>uso de flashcards/repaso activo, mejora de retención del contenido, gestión de aprendizaje individual.</text:p>
      <text:p text:style-name="P59">-Diferencias:<text:s/>no incluye planificación de tareas/exámenes, ni guía para elegir el método de estudio según estilo de aprendizaje, ni integración con calendario o gestión del tiempo de estudio.</text:p>
      <text:p text:style-name="P60"/>
      <text:p text:style-name="Párrafodelista"/>
      <text:p text:style-name="Normal">Analizando estas apps, se observa que la mayoría cubre aspectos parciales como la planificación del tiempo o la<text:s/>utilización de una técnica de estudio en concreto, pero ninguna integra de manera completa gestión del tiempo, personalización del método de estudio y seguimiento activo de técnicas de aprendizaje. Esto define claramente el valor diferencial de<text:s/>mi<text:s/>aplicación, que combina estas tres dimensiones para el estudiante de Bachillerato.</text:p>
      <text:p text:style-name="Normal"/>
      <text:p text:style-name="Normal"/>
      <text:p text:style-name="Normal"/>
      <text:p text:style-name="P61"/>
      <text:p text:style-name="P62">Webgrafía</text:p>
      <text:p text:style-name="P63"/>
      <text:p text:style-name="Normal">Junta de Andalucía (2024).<text:s/><text:span text:style-name="T64">Andalucía reduce la tasa de abandono escolar en 1,3 puntos y en casi 6,5 desde 2018.</text:span></text:p>
      <text:p text:style-name="Normal"><text:a xlink:href="https://www.juntadeandalucia.es/educacion/portales/web/actualidad/w/andalucia-reduce-la-tasa-de-abandono-escolar-en-1-3-puntos-en-2024-y-en-casi-6-5-desde-2018-1" office:target-frame-name="_top" xlink:show="replace"><text:span text:style-name="Hipervínculo">https://www.juntadeandalucia.es/educacion/portales/web/actualidad/w/andalucia-reduce-la-tasa-de-abandono-escolar-en-1-3-puntos-en-2024-y-en-casi-6-5-desde-2018-1</text:span></text:a></text:p>
      <text:p text:style-name="Normal">ABC (13 de enero de 2024).<text:s/><text:span text:style-name="T65">El fracaso escolar genera en Andalucía un sobrecoste de 1.067 millones de euros.</text:span><text:line-break/><text:a xlink:href="https://www.abc.es/espana/andalucia/fracaso-escolar-genera-andalucia-sobrecoste-1067-millones-20240113112501-nts.html" office:target-frame-name="_top" xlink:show="replace"><text:span text:style-name="Hipervínculo">https://www.abc.es/espana/andalucia/fracaso-escolar-genera-andalucia-sobrecoste-1067-millones-20240113112501-nts.html</text:span></text:a></text:p>
      <text:p text:style-name="Normal">Junta de Andalucía (2023a).<text:s/><text:span text:style-name="T66">Resumen de alumnado 2022/2023. Tabla 3.</text:span></text:p>
      <text:p text:style-name="Normal"><text:a xlink:href="https://www.juntadeandalucia.es/sites/default/files/2024-07/2022_2023_Resumen%20Alumnado_actualizado_0.pdf" office:target-frame-name="_top" xlink:show="replace"><text:span text:style-name="Hipervínculo">https://www.juntadeandalucia.es/sites/default/files/2024-07/2022_2023_Resumen%20Alumnado_actualizado_0.pdf</text:span></text:a></text:p>
      <text:soft-page-break/>
      <text:p text:style-name="Normal">Junta de Andalucía (2024b).<text:s/><text:span text:style-name="T67">Resumen de alumnado 2023/2024. Tabla 3.</text:span><text:line-break/><text:a xlink:href="https://www.juntadeandalucia.es/sites/default/files/2025-06/2023_2024_Resumen%20Alumnado.pdf" office:target-frame-name="_new" xlink:show="replace"><text:span text:style-name="T68">https://www.juntadeandalucia.es/sites/default/files/2025-06/2023_2024_Resumen%20A</text:span><text:bookmark-start text:name="_Hlt212805822"/><text:bookmark-start text:name="_Hlt212805823"/><text:span text:style-name="T69">l</text:span><text:bookmark-end text:name="_Hlt212805822"/><text:bookmark-end text:name="_Hlt212805823"/><text:span text:style-name="T70">umnado.pdf</text:span></text:a></text:p>
      <text:p text:style-name="Normal">Fundación Sociedad y Educación (2024).<text:s/><text:span text:style-name="T71">Informe sobre el estado de la educación en Andalucía.</text:span></text:p>
      <text:p text:style-name="Normal"><text:a xlink:href="https://www.sociedadyeducacion.org/noticias/8607-2" office:target-frame-name="_top" xlink:show="replace"><text:span text:style-name="Hipervínculo">https://www.sociedadyeducacion.org/noticias/8607-2</text:span></text:a></text:p>
      <text:p text:style-name="Normal">El País (9 de julio de 2024).<text:s/><text:span text:style-name="T72">El mayor estudio sobre el aprendizaje de los alumnos de Secundaria muestra qué técnicas funcionan y cuáles no.</text:span><text:line-break/><text:a xlink:href="https://elpais.com/educacion/2024-07-09/el-mayor-estudio-sobre-el-aprendizaje-de-los-alumnos-de-secundaria-muestra-que-tecnicas-funcionan-y-cuales-no.html" office:target-frame-name="_top" xlink:show="replace"><text:span text:style-name="Hipervínculo">https://elpais.com/educacion/2024-07-09/el-mayor-estudio-sobre-el-aprendizaje-de-los-alumnos-de-secundaria-muestra-que-tecnicas-funcionan-y-cuales-no.html</text:span></text:a></text:p>
      <text:p text:style-name="Normal">UNIR (2025).<text:s/><text:span text:style-name="T73">Las mejores técnicas de estudio y los métodos más eficaces.</text:span><text:line-break/><text:a xlink:href="https://www.unir.net/revista/educacion/tecnicas-de-estudio" office:target-frame-name="_top" xlink:show="replace"><text:span text:style-name="Hipervínculo">https://www.uni</text:span><text:bookmark-start text:name="_Hlt212805740"/><text:bookmark-start text:name="_Hlt212805741"/><text:span text:style-name="Hipervínculo">r</text:span><text:bookmark-end text:name="_Hlt212805740"/><text:bookmark-end text:name="_Hlt212805741"/><text:span text:style-name="Hipervínculo">.net</text:span><text:bookmark-start text:name="_Hlt212805870"/><text:bookmark-start text:name="_Hlt212805871"/><text:span text:style-name="Hipervínculo">/</text:span><text:bookmark-end text:name="_Hlt212805870"/><text:bookmark-end text:name="_Hlt212805871"/><text:span text:style-name="Hipervínculo">revista/educacion/tecnicas-de-estudio</text:span></text:a></text:p>
      <text:p text:style-name="Normal">La Razón (4 de septiembre de 2025).<text:s/><text:span text:style-name="T74">Escalofriantes cifras de abandono escolar en Andalucía.</text:span><text:line-break/><text:a xlink:href="https://www.larazon.es/andalucia/escalofriantes-cifras-abandono-escolar-andalucia_2025090468b95becee9f0221df38a39e.html" office:target-frame-name="_top" xlink:show="replace"><text:span text:style-name="Hipervínculo">https://www.larazon.es/andalucia/escalofriantes-cifras-abandono-escolar-andalucia_2025090468b95becee9f0221df38a39e.html</text:span></text:a></text:p>
      <text:p text:style-name="Normal">La Razón (2025).<text:s/><text:span text:style-name="T75">Qué es el método Pomodoro, la técnica que muchos estudiantes utilizan en Selectividad.</text:span><text:line-break/><text:a xlink:href="https://www.larazon.es/sociedad/que-metodo-pomodoro-tecnica-muchos-estudiantes-utilizan-selectividad-p7m_20250601683c5a957b27927d3db7f814.html" office:target-frame-name="_top" xlink:show="replace"><text:span text:style-name="Hipervínculo">https://www.larazon.es/sociedad/que-metodo-pomodoro-tecnica-muchos-estudiantes-utilizan-selectividad-p7m_20250601683c5a957b27927d3db7f814.html</text:span></text:a></text:p>
      <text:p text:style-name="Normal">El Debate (2025).<text:s/><text:span text:style-name="T76">Harvard revela las mejores técnicas de estudio de cara a la PAU.</text:span><text:line-break/><text:a xlink:href="https://www.eldebate.com/educacion/20250526/harvard-revela-mejores-tecnicas-estudio-cara-pau_300802.html" office:target-frame-name="_top" xlink:show="replace"><text:span text:style-name="T77">https://www.eldebate.com/educacion/20250526/harvard-revela-mejores-tecnicas-estudio-cara-pau_300802.html</text:span></text:a></text:p>
      <text:p text:style-name="Normal"><text:span text:style-name="T78">Naciones Unidas</text:span><text:span text:style-name="T79"><text:s/>(2015).<text:s/></text:span><text:span text:style-name="T80">Objetivo de Desarrollo Sostenible 4: Educación de calidad.</text:span><text:span text:style-name="T81"><text:s/></text:span><text:a xlink:href="https://www.un.org/sustainabledevelopment/es/education/" office:target-frame-name="_top" xlink:show="replace"><text:span text:style-name="T82">https://www.un.org/sustainablede</text:span><text:bookmark-start text:name="_Hlt212806750"/><text:bookmark-start text:name="_Hlt212806751"/><text:span text:style-name="T83">v</text:span><text:bookmark-end text:name="_Hlt212806750"/><text:bookmark-end text:name="_Hlt212806751"/><text:span text:style-name="T84">elopment/es/education/</text:span></text:a></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paragraph-properties fo:text-align="justify"/>
      <style:text-properties style:font-name="Times New Roman"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20pt" style:font-size-asian="20pt" style:font-size-complex="20pt"/>
    </style:style>
    <style:style style:name="Título2Car" style:display-name="Título 2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2F5496"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2F5496"/>
    </style:style>
    <style:style style:name="Título5Car" style:display-name="Título 5 Car" style:family="text" style:parent-style-name="Fuentedepárrafopredeter.">
      <style:text-properties style:font-name-asian="Times New Roman" style:font-name-complex="Times New Roman" fo:color="#2F5496"/>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2F5496"/>
    </style:style>
    <style:style style:name="Citadestacada" style:display-name="Cita destacada"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destacadaCar" style:display-name="Cita destacada Car" style:family="text" style:parent-style-name="Fuentedepárrafopredeter.">
      <style:text-properties fo:font-style="italic" style:font-style-asian="italic" style:font-style-complex="italic" fo:color="#2F5496"/>
    </style:style>
    <style:style style:name="Referenciaintensa" style:display-name="Referencia intensa" style:family="text" style:parent-style-name="Fuentedepárrafopredeter.">
      <style:text-properties fo:font-weight="bold" style:font-weight-asian="bold" style:font-weight-complex="bold" fo:font-variant="small-caps" fo:color="#2F5496" fo:letter-spacing="0.0034in"/>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fo:hyphenate="false"/>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2" style:family="text">
      <style:text-properties style:font-name="Courier New"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lumno</meta:initial-creator>
    <dc:creator>alumno</dc:creator>
    <meta:creation-date>2025-10-31T10:33:00Z</meta:creation-date>
    <dc:date>2025-10-31T12:52:00Z</dc:date>
    <meta:template xlink:href="Normal.dotm" xlink:type="simple"/>
    <meta:editing-cycles>1</meta:editing-cycles>
    <meta:editing-duration>PT7740S</meta:editing-duration>
    <meta:document-statistic meta:page-count="5" meta:paragraph-count="23" meta:word-count="1822" meta:character-count="11823" meta:row-count="83" meta:non-whitespace-character-count="10024"/>
  </office:meta>
</office:document-meta>
</file>